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AD766CB2B66540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33cm, 7.781cm, 2.383cm, 5.15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14cm" svg:height="10.8cm" svg:x="2.56cm" svg:y="9.2cm">
          <draw:image xlink:href="Pictures/100000000000078000000438AD766CB2B66540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1:20:58.683108904</meta:creation-date>
    <dc:date>2018-10-04T21:22:21.721984440</dc:date>
    <meta:editing-duration>PT1M23S</meta:editing-duration>
    <meta:editing-cycles>1</meta:editing-cycles>
    <meta:document-statistic meta:object-count="1"/>
    <meta:generator>LibreOffice/6.0.6.1$Linux_X86_64 LibreOffice_project/00$Build-1</meta:generator>
  </office:meta>
</office:document-meta>
</file>